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067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9630000000000003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/training_set.lp</text:p>
          </table:table-cell>
          <table:table-cell office:value-type="float" office:value="6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/training_set.lp</text:p>
          </table:table-cell>
          <table:table-cell office:value-type="float" office:value="120.17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/training_set.lp</text:p>
          </table:table-cell>
          <table:table-cell office:value-type="float" office:value="160.976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/training_set.lp</text:p>
          </table:table-cell>
          <table:table-cell office:value-type="float" office:value="56.097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/training_set.lp</text:p>
          </table:table-cell>
          <table:table-cell office:value-type="float" office:value="57.8266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/training_set.lp</text:p>
          </table:table-cell>
          <table:table-cell office:value-type="float" office:value="40.2914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/training_set.lp</text:p>
          </table:table-cell>
          <table:table-cell office:value-type="float" office:value="37.9045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/training_set.lp</text:p>
          </table:table-cell>
          <table:table-cell office:value-type="float" office:value="27.8205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/training_set.lp</text:p>
          </table:table-cell>
          <table:table-cell office:value-type="float" office:value="59.4977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/training_set.lp</text:p>
          </table:table-cell>
          <table:table-cell office:value-type="float" office:value="79.5249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/training_set.lp</text:p>
          </table:table-cell>
          <table:table-cell office:value-type="float" office:value="258.526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/training_set.lp</text:p>
          </table:table-cell>
          <table:table-cell office:value-type="float" office:value="33.3837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/training_set.lp</text:p>
          </table:table-cell>
          <table:table-cell office:value-type="float" office:value="60.6515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